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officeooo:rsid="02fad920" officeooo:paragraph-rsid="0018ded0"/>
    </style:style>
    <style:style style:name="P2" style:family="paragraph" style:parent-style-name="Text_20_body">
      <style:paragraph-properties fo:text-align="start" style:justify-single-word="false"/>
      <style:text-properties officeooo:rsid="00209e3a" officeooo:paragraph-rsid="00209e3a"/>
    </style:style>
    <style:style style:name="P3" style:family="paragraph" style:parent-style-name="Text_20_body">
      <style:text-properties officeooo:paragraph-rsid="0035edcc"/>
    </style:style>
    <style:style style:name="P4" style:family="paragraph" style:parent-style-name="Text_20_body">
      <style:text-properties officeooo:rsid="0035fbf3" officeooo:paragraph-rsid="0035fbf3"/>
    </style:style>
    <style:style style:name="P5" style:family="paragraph" style:parent-style-name="Text_20_body">
      <style:text-properties officeooo:rsid="003f04e6" officeooo:paragraph-rsid="003f04e6"/>
    </style:style>
    <style:style style:name="P6" style:family="paragraph" style:parent-style-name="Text_20_body">
      <style:text-properties officeooo:rsid="004464a3" officeooo:paragraph-rsid="004464a3"/>
    </style:style>
    <style:style style:name="P7" style:family="paragraph" style:parent-style-name="Text_20_body">
      <style:text-properties officeooo:rsid="00245fac" officeooo:paragraph-rsid="0035edcc"/>
    </style:style>
    <style:style style:name="P8" style:family="paragraph" style:parent-style-name="Text_20_body">
      <style:text-properties officeooo:rsid="007dffd1" officeooo:paragraph-rsid="007dffd1"/>
    </style:style>
    <style:style style:name="P9" style:family="paragraph" style:parent-style-name="Footnote">
      <style:text-properties officeooo:rsid="002d4704" officeooo:paragraph-rsid="002d4704"/>
    </style:style>
    <style:style style:name="P10" style:family="paragraph" style:parent-style-name="Footnote">
      <style:text-properties officeooo:rsid="0039b0e5" officeooo:paragraph-rsid="0039b0e5"/>
    </style:style>
    <style:style style:name="P11" style:family="paragraph" style:parent-style-name="Footnote">
      <style:text-properties officeooo:rsid="007aba71" officeooo:paragraph-rsid="007aba71"/>
    </style:style>
    <style:style style:name="P12" style:family="paragraph" style:parent-style-name="Text_20_body" style:list-style-name="L1">
      <style:text-properties officeooo:paragraph-rsid="0018ded0"/>
    </style:style>
    <style:style style:name="P13" style:family="paragraph" style:parent-style-name="Text_20_body" style:list-style-name="L1">
      <style:text-properties style:font-name="Arial" officeooo:rsid="02fc4fe0" officeooo:paragraph-rsid="0044c7c2"/>
    </style:style>
    <style:style style:name="P14" style:family="paragraph" style:parent-style-name="Text_20_body" style:list-style-name="L2">
      <style:text-properties style:font-name="Arial" officeooo:rsid="00427efe" officeooo:paragraph-rsid="0018ded0"/>
    </style:style>
    <style:style style:name="P15" style:family="paragraph" style:parent-style-name="Text_20_body" style:list-style-name="L2">
      <style:text-properties style:font-name="Arial" officeooo:rsid="0044da0e" officeooo:paragraph-rsid="0018ded0"/>
    </style:style>
    <style:style style:name="P16" style:family="paragraph" style:parent-style-name="Text_20_body" style:list-style-name="L2"/>
    <style:style style:name="P17" style:family="paragraph" style:parent-style-name="Text_20_body" style:list-style-name="L2">
      <style:paragraph-properties fo:line-height="150%"/>
      <style:text-properties officeooo:rsid="006e671c" officeooo:paragraph-rsid="0018ded0"/>
    </style:style>
    <style:style style:name="P18" style:family="paragraph" style:parent-style-name="Heading_20_1">
      <style:paragraph-properties fo:break-before="page"/>
    </style:style>
    <style:style style:name="P19" style:family="paragraph" style:parent-style-name="Heading_20_2">
      <style:paragraph-properties fo:break-before="page"/>
      <style:text-properties officeooo:rsid="00875275" officeooo:paragraph-rsid="0018ded0"/>
    </style:style>
    <style:style style:name="P20" style:family="paragraph" style:parent-style-name="Header_20_right">
      <style:paragraph-properties fo:text-align="end" style:justify-single-word="false"/>
      <style:text-properties style:font-name="Arial" fo:font-size="10pt" style:font-size-asian="10pt" style:font-size-complex="10pt"/>
    </style:style>
    <style:style style:name="P21" style:family="paragraph" style:parent-style-name="Footer">
      <style:paragraph-properties fo:text-align="end" style:justify-single-word="false"/>
      <style:text-properties style:font-name="Arial"/>
    </style:style>
    <style:style style:name="P22" style:family="paragraph" style:parent-style-name="Footer">
      <style:paragraph-properties fo:text-align="end" style:justify-single-word="false"/>
      <style:text-properties style:font-name="Arial" fo:language="de" fo:country="DE"/>
    </style:style>
    <style:style style:name="P23"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T1" style:family="text">
      <style:text-properties officeooo:rsid="002fe1d5"/>
    </style:style>
    <style:style style:name="T2" style:family="text">
      <style:text-properties style:font-name="Arial"/>
    </style:style>
    <style:style style:name="T3" style:family="text">
      <style:text-properties style:font-name="Arial" officeooo:rsid="0044da0e"/>
    </style:style>
    <style:style style:name="T4" style:family="text">
      <style:text-properties style:font-name="Arial" officeooo:rsid="021f9142"/>
    </style:style>
    <style:style style:name="T5" style:family="text">
      <style:text-properties style:font-name="Arial" officeooo:rsid="02eaac93"/>
    </style:style>
    <style:style style:name="T6" style:family="text">
      <style:text-properties style:font-name="Arial" officeooo:rsid="02fb1194"/>
    </style:style>
    <style:style style:name="T7" style:family="text">
      <style:text-properties style:font-name="Arial" officeooo:rsid="00427efe"/>
    </style:style>
    <style:style style:name="T8" style:family="text">
      <style:text-properties style:font-name="Arial" officeooo:rsid="00d6b470"/>
    </style:style>
    <style:style style:name="T9" style:family="text">
      <style:text-properties style:font-name="Arial" officeooo:rsid="02fc4fe0"/>
    </style:style>
    <style:style style:name="T10" style:family="text">
      <style:text-properties style:font-name="Arial" officeooo:rsid="0043cf3e"/>
    </style:style>
    <style:style style:name="T11" style:family="text">
      <style:text-properties style:font-name="Arial" officeooo:rsid="007f92ef"/>
    </style:style>
    <style:style style:name="T12" style:family="text">
      <style:text-properties officeooo:rsid="02fc4fe0"/>
    </style:style>
    <style:style style:name="T13" style:family="text">
      <style:text-properties officeooo:rsid="00245fac"/>
    </style:style>
    <style:style style:name="T14" style:family="text">
      <style:text-properties fo:font-style="normal" style:font-style-asian="normal" style:font-style-complex="normal"/>
    </style:style>
    <style:style style:name="T15" style:family="text">
      <style:text-properties fo:font-style="normal" officeooo:rsid="002d4704" style:font-style-asian="normal" style:font-style-complex="normal"/>
    </style:style>
    <style:style style:name="T16" style:family="text">
      <style:text-properties fo:font-style="normal" officeooo:rsid="00328448" style:font-style-asian="normal" style:font-style-complex="normal"/>
    </style:style>
    <style:style style:name="T17" style:family="text">
      <style:text-properties fo:font-style="normal" officeooo:rsid="0033c7a5" style:font-style-asian="normal" style:font-style-complex="normal"/>
    </style:style>
    <style:style style:name="T18" style:family="text">
      <style:text-properties fo:font-style="normal" officeooo:rsid="0034c359" style:font-style-asian="normal" style:font-style-complex="normal"/>
    </style:style>
    <style:style style:name="T19" style:family="text">
      <style:text-properties fo:font-style="normal" officeooo:rsid="0035edcc" style:font-style-asian="normal" style:font-style-complex="normal"/>
    </style:style>
    <style:style style:name="T20" style:family="text">
      <style:text-properties fo:font-style="normal" officeooo:rsid="003d39a0" style:font-style-asian="normal" style:font-style-complex="normal"/>
    </style:style>
    <style:style style:name="T21" style:family="text">
      <style:text-properties officeooo:rsid="003789bf"/>
    </style:style>
    <style:style style:name="T22" style:family="text">
      <style:text-properties officeooo:rsid="0039b0e5"/>
    </style:style>
    <style:style style:name="T23" style:family="text">
      <style:text-properties officeooo:rsid="003f207f"/>
    </style:style>
    <style:style style:name="T24" style:family="text">
      <style:text-properties officeooo:rsid="00423ca2"/>
    </style:style>
    <style:style style:name="T25" style:family="text">
      <style:text-properties officeooo:rsid="0042f0e3"/>
    </style:style>
    <style:style style:name="T26" style:family="text">
      <style:text-properties officeooo:rsid="00468780"/>
    </style:style>
    <style:style style:name="T27" style:family="text">
      <style:text-properties officeooo:rsid="007aba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Evaluation/<text:span text:style-name="T1">Auswertung</text:span></text:h>
      <text:p text:style-name="P8">Das Ergebnis des in Kapitel 3.3 erläuterten Vorgehen wird in diesem Kapitel ausgewertet. Anhand des Interviewhergangs werden Kriterien definiert, auf denen der spätere Prototyp aufbaut.</text:p>
      <text:h text:style-name="Heading_20_2" text:outline-level="2">Experteninterview</text:h>
      <text:p text:style-name="P7">Dennis Westphal (30) wohnhaft in Berlin ist von Geburt an blind. Trotz der Blindheit wohnt er alleine und ist Business Developer bei der Gesellschaft zur Entwicklung von Dingen mbH. Aus dem Transkript des Experteninterview (siehe Anhang Transkript Interview Barrierefreiheit) geht hervor, dass, wie in Kapitel 3.1.1 Unstrukturierte(s) HTML &amp; Navigation erläutert, Internetseiten häufig schlecht durchdacht sind. Wie angenommen, orientieren sich blinde Nutzer an der Überschristenstruktur. Ist diese nicht gegeben, gibt es einen Orientierungspunkt weniger und die Usability der Webseite sinkt.</text:p>
      <text:p text:style-name="P3"><text:span text:style-name="T13">Mit Hilfe der Aussage:</text:span><text:span text:style-name="T14"> „[…] <text:s/></text:span><text:span text:style-name="Emphasis"><text:span text:style-name="T14">je komplexer die Navigation letzten Endes ist, so anfälliger ist sie dafür, dass sie mit</text:span></text:span><text:span text:style-name="Emphasis"><text:span text:style-name="T15"> </text:span></text:span><text:span text:style-name="Emphasis"><text:span text:style-name="T14">Screenreader keinen Sinn mehr ergibt.“</text:span></text:span><text:span text:style-name="Emphasis"><text:span text:style-name="T14"><text:note text:id="ftn1" text:note-class="footnote"><text:note-citation>1</text:note-citation><text:note-body><text:p text:style-name="P9">Westphal, 2018, Interview, 17.03.2018</text:p></text:note-body></text:note></text:span></text:span><text:span text:style-name="Emphasis"><text:span text:style-name="T14">, </text:span></text:span><text:span text:style-name="Emphasis"><text:span text:style-name="T16">lässt sich bestätigen, dass Screenreader schnell an ihre Grenzen stoßen, </text:span></text:span><text:span text:style-name="Emphasis"><text:span text:style-name="T17">sollte die Struktur einer Webseite nicht durchdacht sein. </text:span></text:span><text:span text:style-name="Emphasis"><text:span text:style-name="T18">Wie in Kapitel 3.1.</text:span></text:span><text:span text:style-name="Emphasis"><text:span text:style-name="T20">4</text:span></text:span><text:span text:style-name="Emphasis"><text:span text:style-name="T18"> Alt-Texte bereits diskutiert, kann der Experte bestätigen, dass Bilder im Netz oftmals keine aussagekräftigen Alt-Texte besitzen. </text:span></text:span><text:span text:style-name="Emphasis"><text:span text:style-name="T19">Dies scheint in der sehbehinderten Community auf großen Missmut zu stoßen. </text:span></text:span></text:p>
      <text:p text:style-name="P4">Trotz der oben aufgeführten Probleme, findet sich der Experte auf 70/75 % der Webseiten zurecht und benutzt dabei Tastatur, Trackpad oder Touchscreen, je nachdem welche<text:span text:style-name="T21">s</text:span> Device er gerade benutzt. <text:span text:style-name="T22">Die perfekte Webseite würde für den Experten eine sinnvolle Überschriftenstruktur beinhalten und möglichst unverschachtelte Menüs („[…] Direct to the point […]“</text:span><text:span text:style-name="T22"><text:note text:id="ftn2" text:note-class="footnote"><text:note-citation>2</text:note-citation><text:note-body><text:p text:style-name="P10">Vgl. Westphal, 2018, Interview, 17.03.2018</text:p></text:note-body></text:note></text:span><text:span text:style-name="T22">).</text:span></text:p>
      <text:p text:style-name="P5"><text:soft-page-break/>In den Kapiteln 3.1.2 Modale Dialoge und 3.1.3 CAPTCHAs wurde bereits erläutert, welche Schwierigkeiten auftreten können. Der Experte bestätigt die Annahmen, dass modale Dialoge und CAPTCHAs eine große Barrie<text:span text:style-name="T26">re</text:span> für eingeschränkte Nutzer darstellen. </text:p>
      <text:p text:style-name="P2"><text:span text:style-name="T24">Eine der größten Hürden im Internet ist, laut dem Experten, z</text:span>erschnittener Inhalt zu Gunsten von <text:span text:style-name="T23">der Webseiteno</text:span>ptik, <text:span text:style-name="T25">sodass sie für den Screenreader keine logische Reihenfolge mehr ergibt. Für ihn würde eine vernünftige Struktur helfen. Als positives Beispiel nannte er Google News.</text:span></text:p>
      <text:p text:style-name="P6">Im Zusammenhang mit Drupal hatte der Experte wenig Erfahrung. Jedoch arbeitete er bereits mit dem Backend, welches ihm im ersten Moment überforderte aufgrund der vielen Möglichkeiten. Jedoch gab er an, dass dies bei jedem mächtigen Tool so sei. Als Negativpunkt stellt er den WYSIWYG-Editor heraus, welcher kein Feedback an den Screenreader gibt und somit nicht nutzbar ist. Trotzdessen stellte er heraus, dass Drupal 8 barrierearm ist und er positiv gestimmt gegenüber den laufenden und kommenden Arbeiten ist.</text:p>
      <text:h text:style-name="P19" text:outline-level="2"><text:span text:style-name="T5">Determination </text:span><text:span text:style-name="T2">Kriterien Barrierefreiheit</text:span></text:h>
      <text:p text:style-name="P1"><text:span text:style-name="T2">In den vorangegangenen Kapiteln wurden die Nutzergruppe, sowie die möglichen Barrieren für diese aufgezeigt. </text:span><text:span text:style-name="T6">Zusammen mit den evaluierten Ergebnissen aus dem Experteninterview lassen sich folgende Kriterien für eine barrierefreie Webseite festlegen:</text:span></text:p>
      <text:list xml:id="list2353386070" text:style-name="L1">
        <text:list-item>
          <text:p text:style-name="P12"><text:span text:style-name="T7">Te</text:span><text:span text:style-name="T8">x</text:span><text:span text:style-name="T7">talternativen für Bilder </text:span><text:span text:style-name="T9">(Alt-Texte)</text:span></text:p>
        </text:list-item>
        <text:list-item>
          <text:p text:style-name="P13">CAPTCHAs wenn möglich vermeiden</text:p>
        </text:list-item>
      </text:list>
      <text:list xml:id="list1223427903" text:style-name="L2">
        <text:list-item>
          <text:p text:style-name="P14">Verständliche Linktexte</text:p>
        </text:list-item>
        <text:list-item>
          <text:p text:style-name="P14">Textalternativen für sonstige Nicht-Text-Inhalte</text:p>
        </text:list-item>
        <text:list-item>
          <text:p text:style-name="P14">Semantisches Markup</text:p>
        </text:list-item>
        <text:list-item>
          <text:p text:style-name="P16"><text:span text:style-name="T10">Hohe / Ausreichende Kontraste (min</text:span><text:span text:style-name="T11">destens</text:span> 4.5:1, <text:span text:style-name="T27">bei großem Text 3:1</text:span><text:span text:style-name="T27"><text:note text:id="ftn3" text:note-class="footnote"><text:note-citation>3</text:note-citation><text:note-body><text:p text:style-name="P11">W3C, 2016.</text:p></text:note-body></text:note></text:span>)</text:p>
        </text:list-item>
        <text:list-item>
          <text:p text:style-name="P15">Tastaturbedienbarkeit</text:p>
        </text:list-item>
        <text:list-item>
          <text:p text:style-name="P15"><text:span text:style-name="T12">Sinnvoller </text:span>Tastaturfokus</text:p>
        </text:list-item>
        <text:list-item>
          <text:p text:style-name="P15"><text:span text:style-name="T12">Keine </text:span>Zeitbegrenzungen</text:p>
        </text:list-item>
        <text:list-item>
          <text:p text:style-name="P15">Alternativen für multimediale Inhalte (Mehr-Kanal-Prinzip)</text:p>
        </text:list-item>
        <text:list-item>
          <text:p text:style-name="P15">Gut durchdachte Navigation</text:p>
        </text:list-item>
        <text:list-item>
          <text:p text:style-name="P15">Dynamische Inhalte vermeiden</text:p>
        </text:list-item>
        <text:list-item>
          <text:p text:style-name="P15">Aktuelle Entwicklungsstandards <text:span text:style-name="T12">einhalten</text:span></text:p>
        </text:list-item>
        <text:list-item>
          <text:p text:style-name="P17"><text:span text:style-name="T3">Sprache festlegen </text:span><text:span text:style-name="T4">(Für Screenreader)<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3</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Auswertung</dc:title>
    <dc:date>2018-08-29T09:25:44.686966593</dc:date>
    <dc:creator>Janet Lehmann</dc:creator>
    <meta:editing-duration>PT5H22M43S</meta:editing-duration>
    <meta:editing-cycles>93</meta:editing-cycles>
    <meta:generator>LibreOffice/6.0.6.2$MacOSX_X86_64 LibreOffice_project/0c292870b25a325b5ed35f6b45599d2ea4458e77</meta:generator>
    <meta:document-statistic meta:table-count="0" meta:image-count="0" meta:object-count="0" meta:page-count="3" meta:paragraph-count="33" meta:word-count="502" meta:character-count="3676" meta:non-whitespace-character-count="3220"/>
    <meta:template xlink:type="simple" xlink:actuate="onRequest" xlink:title="" xlink:href="../Bachelorarbeit_Master.odm" meta:date="2018-08-09T12:24:49.063657349"/>
  </office:meta>
</office:document-meta>
</file>